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8e85e"/>
    </style:style>
    <style:style style:name="P2" style:family="paragraph" style:parent-style-name="Standard">
      <style:paragraph-properties fo:text-align="start" style:justify-single-word="false"/>
      <style:text-properties fo:font-weight="bold" officeooo:rsid="000da3f1" officeooo:paragraph-rsid="000da3f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da3f1" officeooo:paragraph-rsid="0011d0a2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210767" officeooo:paragraph-rsid="00210767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2212fc" officeooo:paragraph-rsid="002212fc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23e6f4" officeooo:paragraph-rsid="0023e6f4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2beac8" officeooo:paragraph-rsid="002beac8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2d8d79" officeooo:paragraph-rsid="002d8d7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8e85e" officeooo:paragraph-rsid="0008e85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57402" officeooo:paragraph-rsid="0015740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7d925" officeooo:paragraph-rsid="0017d92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94409" officeooo:paragraph-rsid="0019440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759ff" officeooo:paragraph-rsid="001759f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b174f" officeooo:paragraph-rsid="001b174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5b65f" officeooo:paragraph-rsid="0015b65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6af8e" officeooo:paragraph-rsid="0016af8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d0660" officeooo:paragraph-rsid="001d066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d2103" officeooo:paragraph-rsid="001d210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e084e" officeooo:paragraph-rsid="001e084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rsid="0012d259" officeooo:paragraph-rsid="0012d259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officeooo:rsid="0017d925" officeooo:paragraph-rsid="0017d925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2pt" fo:font-weight="bold" officeooo:rsid="00194409" officeooo:paragraph-rsid="00194409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2pt" fo:font-weight="bold" officeooo:rsid="001b174f" officeooo:paragraph-rsid="001b174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2pt" fo:font-weight="bold" officeooo:rsid="001d0660" officeooo:paragraph-rsid="001d0660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63b" officeooo:paragraph-rsid="0005763b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rsid="00157402" officeooo:paragraph-rsid="00157402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2pt" fo:font-weight="bold" officeooo:rsid="0015b65f" officeooo:paragraph-rsid="0015b65f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15b65f" officeooo:paragraph-rsid="0015b65f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2pt" fo:font-weight="bold" officeooo:rsid="0016af8e" officeooo:paragraph-rsid="0016af8e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2pt" fo:font-weight="bold" officeooo:rsid="001759ff" officeooo:paragraph-rsid="001759ff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2pt" fo:font-weight="bold" officeooo:rsid="001d2103" officeooo:paragraph-rsid="001d2103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2pt" fo:font-weight="bold" officeooo:rsid="001e084e" officeooo:paragraph-rsid="001e084e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2pt" fo:font-weight="bold" officeooo:rsid="001f2d13" officeooo:paragraph-rsid="001f2d13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0fee2d" officeooo:paragraph-rsid="0011d0a2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weight="normal" officeooo:rsid="00210767" officeooo:paragraph-rsid="00210767" style:font-weight-asian="normal" style:font-weight-complex="normal"/>
    </style:style>
    <style:style style:name="P36" style:family="paragraph" style:parent-style-name="Text_20_body">
      <style:paragraph-properties fo:text-align="center" style:justify-single-word="false"/>
      <style:text-properties fo:font-weight="normal" officeooo:rsid="00210767" officeooo:paragraph-rsid="00210767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2212fc" officeooo:paragraph-rsid="002212fc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23e6f4" officeooo:paragraph-rsid="0023e6f4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24f4a4" officeooo:paragraph-rsid="0024f4a4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2502a0" officeooo:paragraph-rsid="002502a0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weight="normal" officeooo:rsid="0026ebd7" officeooo:paragraph-rsid="0026ebd7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281dac" officeooo:paragraph-rsid="00281dac" style:font-weight-asian="normal" style:font-weight-complex="normal"/>
    </style:style>
    <style:style style:name="P43" style:family="paragraph" style:parent-style-name="Text_20_body">
      <style:paragraph-properties fo:text-align="center" style:justify-single-word="false"/>
      <style:text-properties fo:font-weight="normal" officeooo:rsid="00281dac" officeooo:paragraph-rsid="00281dac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2beac8" officeooo:paragraph-rsid="002beac8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2d6f24" officeooo:paragraph-rsid="002d6f24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4pt" fo:font-weight="bold" officeooo:rsid="0005763b" officeooo:paragraph-rsid="0005763b" style:font-size-asian="12.25pt" style:font-weight-asian="bold" style:font-size-complex="14pt" style:font-weight-complex="bold"/>
    </style:style>
    <style:style style:name="P47" style:family="paragraph" style:parent-style-name="Text_20_body">
      <style:text-properties officeooo:paragraph-rsid="001fa628"/>
    </style:style>
    <style:style style:name="P48" style:family="paragraph" style:parent-style-name="Text_20_body">
      <style:paragraph-properties fo:text-align="start" style:justify-single-word="false"/>
      <style:text-properties style:text-position="0% 100%" fo:font-weight="normal" officeooo:rsid="0024f4a4" officeooo:paragraph-rsid="0024f4a4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text-position="0% 100%" fo:font-weight="normal" officeooo:rsid="002502a0" officeooo:paragraph-rsid="002502a0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text-position="0% 100%" fo:font-weight="normal" officeooo:rsid="00281dac" officeooo:paragraph-rsid="00281dac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text-position="0% 100%" fo:font-weight="normal" officeooo:rsid="00294a56" officeooo:paragraph-rsid="00281dac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text-position="0% 100%" fo:font-weight="normal" officeooo:rsid="002d6f24" officeooo:paragraph-rsid="002d6f24" style:font-weight-asian="normal" style:font-weight-complex="normal"/>
    </style:style>
    <style:style style:name="P53" style:family="paragraph" style:parent-style-name="Text_20_body">
      <style:paragraph-properties fo:text-align="center" style:justify-single-word="false"/>
      <style:text-properties style:text-position="0% 100%" fo:font-weight="bold" officeooo:rsid="002502a0" officeooo:paragraph-rsid="002502a0" style:font-weight-asian="bold" style:font-weight-complex="bold"/>
    </style:style>
    <style:style style:name="P54" style:family="paragraph" style:parent-style-name="Text_20_body">
      <style:paragraph-properties fo:text-align="center" style:justify-single-word="false"/>
      <style:text-properties style:text-position="0% 100%" fo:font-weight="bold" officeooo:rsid="0026ebd7" officeooo:paragraph-rsid="0026ebd7" style:font-weight-asian="bold" style:font-weight-complex="bold"/>
    </style:style>
    <style:style style:name="P55" style:family="paragraph" style:parent-style-name="Text_20_body">
      <style:paragraph-properties fo:text-align="center" style:justify-single-word="false"/>
      <style:text-properties style:text-position="0% 100%" fo:font-weight="bold" officeooo:rsid="00281dac" officeooo:paragraph-rsid="00281dac" style:font-weight-asian="bold" style:font-weight-complex="bold"/>
    </style:style>
    <style:style style:name="P56" style:family="paragraph" style:parent-style-name="Text_20_body">
      <style:paragraph-properties fo:text-align="center" style:justify-single-word="false"/>
      <style:text-properties style:text-position="0% 100%" fo:font-weight="bold" officeooo:rsid="002d6f24" officeooo:paragraph-rsid="002d6f24" style:font-weight-asian="bold" style:font-weight-complex="bold"/>
    </style:style>
    <style:style style:name="P57" style:family="paragraph" style:parent-style-name="Text_20_body">
      <style:paragraph-properties fo:text-align="center" style:justify-single-word="false"/>
      <style:text-properties style:text-position="0% 100%" fo:font-weight="bold" officeooo:rsid="002d8d79" officeooo:paragraph-rsid="002d8d79" style:font-weight-asian="bold" style:font-weight-complex="bold"/>
    </style:style>
    <style:style style:name="P58" style:family="paragraph" style:parent-style-name="Standard" style:list-style-name="L1">
      <style:paragraph-properties fo:text-align="start" style:justify-single-word="false"/>
      <style:text-properties officeooo:paragraph-rsid="0005763b"/>
    </style:style>
    <style:style style:name="P59" style:family="paragraph" style:parent-style-name="Standard" style:list-style-name="L1">
      <style:paragraph-properties fo:text-align="start" style:justify-single-word="false"/>
      <style:text-properties fo:font-weight="bold" officeooo:rsid="0005763b" officeooo:paragraph-rsid="0005763b" style:font-weight-asian="bold" style:font-weight-complex="bold"/>
    </style:style>
    <style:style style:name="P60" style:family="paragraph" style:parent-style-name="Standard" style:list-style-name="L1">
      <style:paragraph-properties fo:text-align="start" style:justify-single-word="false"/>
      <style:text-properties fo:font-weight="bold" officeooo:rsid="000ba767" officeooo:paragraph-rsid="000ba767" style:font-weight-asian="bold" style:font-weight-complex="bold"/>
    </style:style>
    <style:style style:name="P61" style:family="paragraph" style:parent-style-name="Standard" style:list-style-name="L1">
      <style:paragraph-properties fo:text-align="start" style:justify-single-word="false"/>
      <style:text-properties fo:font-weight="bold" officeooo:rsid="000da3f1" officeooo:paragraph-rsid="000da3f1" style:font-weight-asian="bold" style:font-weight-complex="bold"/>
    </style:style>
    <style:style style:name="P62" style:family="paragraph" style:parent-style-name="Standard" style:list-style-name="L2">
      <style:paragraph-properties fo:text-align="start" style:justify-single-word="false"/>
      <style:text-properties fo:font-weight="bold" officeooo:rsid="000da3f1" officeooo:paragraph-rsid="000da3f1" style:font-weight-asian="bold" style:font-weight-complex="bold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2pt" fo:font-weight="normal" officeooo:rsid="0006d29e" officeooo:paragraph-rsid="0006d29e" style:font-size-asian="10.5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2pt" fo:font-weight="normal" officeooo:rsid="0008e85e" officeooo:paragraph-rsid="0008e85e" style:font-size-asian="10.5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fo:font-size="12pt" fo:font-weight="normal" officeooo:rsid="0013d144" officeooo:paragraph-rsid="0013d144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fo:font-size="12pt" fo:font-weight="normal" officeooo:rsid="00157402" officeooo:paragraph-rsid="00157402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2pt" fo:font-weight="bold" officeooo:rsid="0008e85e" officeooo:paragraph-rsid="0008e85e" style:font-size-asian="10.5pt" style:font-weight-asian="bold" style:font-size-complex="12pt" style:font-weight-complex="bold"/>
    </style:style>
    <style:style style:name="P68" style:family="paragraph" style:parent-style-name="Standard" style:list-style-name="L3">
      <style:paragraph-properties fo:text-align="start" style:justify-single-word="false"/>
      <style:text-properties fo:font-size="12pt" fo:font-weight="bold" officeooo:rsid="0012d259" officeooo:paragraph-rsid="0012d259" style:font-size-asian="10.5pt" style:font-weight-asian="bold" style:font-size-complex="12pt" style:font-weight-complex="bold"/>
    </style:style>
    <style:style style:name="P69" style:family="paragraph" style:parent-style-name="Standard" style:list-style-name="L3">
      <style:paragraph-properties fo:text-align="start" style:justify-single-word="false"/>
      <style:text-properties fo:font-size="12pt" fo:font-weight="bold" officeooo:rsid="0013d144" officeooo:paragraph-rsid="0013d144" style:font-size-asian="10.5pt" style:font-weight-asian="bold" style:font-size-complex="12pt" style:font-weight-complex="bold"/>
    </style:style>
    <style:style style:name="P70" style:family="paragraph" style:parent-style-name="Standard" style:list-style-name="L1">
      <style:paragraph-properties fo:text-align="start" style:justify-single-word="false"/>
      <style:text-properties officeooo:rsid="000a208d" officeooo:paragraph-rsid="000a208d"/>
    </style:style>
    <style:style style:name="P71" style:family="paragraph" style:parent-style-name="Standard" style:list-style-name="L1">
      <style:paragraph-properties fo:text-align="start" style:justify-single-word="false"/>
      <style:text-properties officeooo:rsid="000af625" officeooo:paragraph-rsid="000af625"/>
    </style:style>
    <style:style style:name="P72" style:family="paragraph" style:parent-style-name="Standard" style:list-style-name="L1">
      <style:paragraph-properties fo:text-align="start" style:justify-single-word="false"/>
      <style:text-properties fo:font-weight="normal" officeooo:rsid="000ba767" officeooo:paragraph-rsid="000ba767" style:font-weight-asian="normal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fo:font-weight="normal" officeooo:rsid="000da3f1" officeooo:paragraph-rsid="000da3f1" style:font-weight-asian="normal" style:font-weight-complex="normal"/>
    </style:style>
    <style:style style:name="P74" style:family="paragraph" style:parent-style-name="Text_20_body" style:list-style-name="L4">
      <style:paragraph-properties fo:text-align="start" style:justify-single-word="false"/>
      <style:text-properties fo:font-weight="normal" officeooo:rsid="0023e6f4" officeooo:paragraph-rsid="0023e6f4" style:font-weight-asian="normal" style:font-weight-complex="normal"/>
    </style:style>
    <style:style style:name="P75" style:family="paragraph" style:parent-style-name="Text_20_body" style:list-style-name="L4">
      <style:paragraph-properties fo:text-align="start" style:justify-single-word="false"/>
      <style:text-properties fo:font-weight="normal" officeooo:rsid="0024f4a4" officeooo:paragraph-rsid="0024f4a4" style:font-weight-asian="normal" style:font-weight-complex="normal"/>
    </style:style>
    <style:style style:name="P76" style:family="paragraph" style:parent-style-name="Text_20_body">
      <style:paragraph-properties fo:text-align="start" style:justify-single-word="false"/>
      <style:text-properties fo:font-weight="normal" officeooo:rsid="002dc63c" officeooo:paragraph-rsid="002dc63c" style:font-weight-asian="normal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font-weight="normal" officeooo:rsid="002fc3b7" officeooo:paragraph-rsid="002fc3b7" style:font-weight-asian="normal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weight="normal" officeooo:rsid="003092dd" officeooo:paragraph-rsid="003092dd" style:font-weight-asian="normal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text-position="0% 100%" fo:font-weight="normal" officeooo:rsid="002d8d79" officeooo:paragraph-rsid="002d8d79" style:font-weight-asian="normal" style:font-weight-complex="normal"/>
    </style:style>
    <style:style style:name="P80" style:family="paragraph" style:parent-style-name="Text_20_body">
      <style:paragraph-properties fo:text-align="center" style:justify-single-word="false"/>
      <style:text-properties style:text-position="0% 100%" fo:font-weight="bold" officeooo:rsid="002dc63c" officeooo:paragraph-rsid="002dc63c" style:font-weight-asian="bold" style:font-weight-complex="bold"/>
    </style:style>
    <style:style style:name="P81" style:family="paragraph" style:parent-style-name="Text_20_body">
      <style:text-properties style:text-position="0% 100%" officeooo:rsid="002dc63c"/>
    </style:style>
    <style:style style:name="P82" style:family="paragraph" style:parent-style-name="Text_20_body">
      <style:paragraph-properties fo:text-align="center" style:justify-single-word="false"/>
      <style:text-properties fo:font-weight="bold" officeooo:rsid="002fc3b7" officeooo:paragraph-rsid="002fc3b7" style:font-weight-asian="bold" style:font-weight-complex="bold"/>
    </style:style>
    <style:style style:name="P83" style:family="paragraph" style:parent-style-name="Text_20_body">
      <style:paragraph-properties fo:text-align="center" style:justify-single-word="false"/>
      <style:text-properties fo:font-weight="bold" officeooo:rsid="002fe1f8" officeooo:paragraph-rsid="002fe1f8" style:font-weight-asian="bold" style:font-weight-complex="bold"/>
    </style:style>
    <style:style style:name="P84" style:family="paragraph" style:parent-style-name="Text_20_body">
      <style:paragraph-properties fo:text-align="center" style:justify-single-word="false"/>
      <style:text-properties fo:font-weight="bold" officeooo:rsid="003092dd" officeooo:paragraph-rsid="003092dd" style:font-weight-asian="bold" style:font-weight-complex="bold"/>
    </style:style>
    <style:style style:name="P85" style:family="paragraph" style:parent-style-name="Text_20_body">
      <style:paragraph-properties fo:text-align="start" style:justify-single-word="false"/>
      <style:text-properties officeooo:paragraph-rsid="002fe1f8"/>
    </style:style>
    <style:style style:name="T1" style:family="text">
      <style:text-properties fo:font-size="12pt" fo:font-weight="bold" officeooo:rsid="0005763b" style:font-size-asian="10.5pt" style:font-weight-asian="bold" style:font-size-complex="12pt" style:font-weight-complex="bold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5763b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ba767" style:font-weight-asian="bold" style:font-weight-complex="bold"/>
    </style:style>
    <style:style style:name="T7" style:family="text">
      <style:text-properties fo:font-weight="bold" officeooo:rsid="00194409" style:font-weight-asian="bold" style:font-weight-complex="bold"/>
    </style:style>
    <style:style style:name="T8" style:family="text">
      <style:text-properties fo:font-weight="bold" officeooo:rsid="001fa628" style:font-weight-asian="bold" style:font-weight-complex="bold"/>
    </style:style>
    <style:style style:name="T9" style:family="text">
      <style:text-properties fo:font-weight="bold" officeooo:rsid="0021e06a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fee2d" style:font-weight-asian="normal" style:font-weight-complex="normal"/>
    </style:style>
    <style:style style:name="T12" style:family="text">
      <style:text-properties fo:font-weight="normal" officeooo:rsid="0011d0a2" style:font-weight-asian="normal" style:font-weight-complex="normal"/>
    </style:style>
    <style:style style:name="T13" style:family="text">
      <style:text-properties officeooo:rsid="000fee2d"/>
    </style:style>
    <style:style style:name="T14" style:family="text">
      <style:text-properties officeooo:rsid="0011d0a2"/>
    </style:style>
    <style:style style:name="T15" style:family="text">
      <style:text-properties officeooo:rsid="00194409"/>
    </style:style>
    <style:style style:name="T16" style:family="text">
      <style:text-properties officeooo:rsid="001e084e"/>
    </style:style>
    <style:style style:name="T17" style:family="text">
      <style:text-properties officeooo:rsid="001f2d13"/>
    </style:style>
    <style:style style:name="T18" style:family="text">
      <style:text-properties officeooo:rsid="0021e06a"/>
    </style:style>
    <style:style style:name="T19" style:family="text">
      <style:text-properties style:text-position="super 58%"/>
    </style:style>
    <style:style style:name="T20" style:family="text">
      <style:text-properties style:text-position="0% 100%"/>
    </style:style>
    <style:style style:name="T21" style:family="text">
      <style:text-properties style:text-position="0% 100%" fo:font-weight="bold" style:font-weight-asian="bold" style:font-weight-complex="bold"/>
    </style:style>
    <style:style style:name="T22" style:family="text">
      <style:text-properties style:text-position="0% 100%" fo:font-weight="bold" officeooo:rsid="002580d7" style:font-weight-asian="bold" style:font-weight-complex="bold"/>
    </style:style>
    <style:style style:name="T23" style:family="text">
      <style:text-properties style:text-position="0% 100%" fo:font-weight="bold" officeooo:rsid="00294a56" style:font-weight-asian="bold" style:font-weight-complex="bold"/>
    </style:style>
    <style:style style:name="T24" style:family="text">
      <style:text-properties style:text-position="0% 100%" fo:font-weight="bold" officeooo:rsid="002fe1f8" style:font-weight-asian="bold" style:font-weight-complex="bold"/>
    </style:style>
    <style:style style:name="T25" style:family="text">
      <style:text-properties style:text-position="0% 100%" officeooo:rsid="002580d7"/>
    </style:style>
    <style:style style:name="T26" style:family="text">
      <style:text-properties style:text-position="0% 100%" officeooo:rsid="00294a56"/>
    </style:style>
    <style:style style:name="T27" style:family="text">
      <style:text-properties style:text-position="0% 100%" fo:font-weight="normal" style:font-weight-asian="normal" style:font-weight-complex="normal"/>
    </style:style>
    <style:style style:name="T28" style:family="text">
      <style:text-properties style:text-position="0% 100%" fo:font-weight="normal" officeooo:rsid="002fe1f8" style:font-weight-asian="normal" style:font-weight-complex="normal"/>
    </style:style>
    <style:style style:name="T29" style:family="text">
      <style:text-properties style:text-position="0% 100%" officeooo:rsid="002dc63c"/>
    </style:style>
    <style:style style:name="T30" style:family="text">
      <style:text-properties style:text-position="0% 100%" officeooo:rsid="002fe1f8"/>
    </style:style>
    <style:style style:name="T31" style:family="text">
      <style:text-properties officeooo:rsid="0024f4a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SCRIPTING</text:p>
      <text:p text:style-name="P25"/>
      <text:list xml:id="list1869864516" text:style-name="L1">
        <text:list-item>
          <text:p text:style-name="P58"><text:span text:style-name="T1">.sh </text:span><text:span text:style-name="T3">extension represent that it is a shell script file.</text:span></text:p>
        </text:list-item>
        <text:list-item>
          <text:p text:style-name="P59"><text:span text:style-name="T4">echo “[sentance]” </text:span><text:span text:style-name="T2">used as a print keyword.</text:span></text:p>
        </text:list-item>
        <text:list-item>
          <text:p text:style-name="P59"><text:span text:style-name="T4">#</text:span><text:span text:style-name="T2"> used for comment.</text:span></text:p>
        </text:list-item>
        <text:list-item>
          <text:p text:style-name="P59"><text:span text:style-name="T4">sh [file_name] </text:span><text:span text:style-name="T2">used to run the script file. File with the </text:span><text:span text:style-name="T4">.sh </text:span><text:span text:style-name="T2">extension.</text:span></text:p>
        </text:list-item>
        <text:list-item>
          <text:p text:style-name="P63">You can use the command and write into one script file and run to get the output one by one. Commands like pwd, ls, etc.</text:p>
        </text:list-item>
        <text:list-item>
          <text:p text:style-name="P64"><text:span text:style-name="T5">read [var_name]</text:span> used to take input from user.</text:p>
          <text:p text:style-name="P67">Example:-</text:p>
          <text:list>
            <text:list-item>
              <text:list>
                <text:list-item>
                  <text:list>
                    <text:list-header>
                      <text:p text:style-name="P64">echo “Enter your name”</text:p>
                      <text:p text:style-name="P64">read my_name</text:p>
                      <text:p text:style-name="P64">echo “Hello $my_name. Have a nice day”</text:p>
                    </text:list-header>
                  </text:list>
                </text:list-item>
              </text:list>
            </text:list-item>
          </text:list>
          <text:p text:style-name="P64"><text:span text:style-name="T5">Output:-</text:span> Enter your name</text:p>
        </text:list-item>
      </text:list>
      <text:p text:style-name="P9"><text:tab/><text:tab/> <text:s text:c="2"/>Dip</text:p>
      <text:p text:style-name="P1"><text:tab/><text:tab/> <text:s text:c="2"/>Hello Dip. Have a nice day</text:p>
      <text:list xml:id="list133846450161021" text:continue-numbering="true" text:style-name="L1">
        <text:list-item>
          <text:p text:style-name="P70">see <text:span text:style-name="T5">ss4.sh </text:span><text:span text:style-name="T10">file to use the positional parameters.</text:span></text:p>
        </text:list-item>
        <text:list-item>
          <text:p text:style-name="P71"><text:span text:style-name="T10">To learn more about positional parameters then refer to </text:span><text:span text:style-name="T5">ss5.sh, </text:span><text:span text:style-name="T6">ss6.sh</text:span><text:span text:style-name="T5"> &amp; ss5.txt </text:span><text:span text:style-name="T10">file.</text:span></text:p>
        </text:list-item>
        <text:list-item>
          <text:p text:style-name="P60">$# <text:span text:style-name="T10">used to count the number of command line argument.(refer </text:span>ss7.sh<text:span text:style-name="T10"> file)</text:span></text:p>
          <text:p text:style-name="P72">Example :- sh ss7.sh *</text:p>
          <text:p text:style-name="P72"><text:s text:c="18"/>where * represent all the files.</text:p>
        </text:list-item>
        <text:list-item>
          <text:p text:style-name="P61">Arithmatical operations:</text:p>
          <text:p text:style-name="P73">We have to first assign variables like a=30 b=15</text:p>
        </text:list-item>
      </text:list>
      <text:list xml:id="list3646340439" text:style-name="L2">
        <text:list-item>
          <text:p text:style-name="P62">$a + $b = 45<text:tab/><text:span text:style-name="T10">(for addition)</text:span></text:p>
        </text:list-item>
        <text:list-item>
          <text:p text:style-name="P62">$a - $b = 15<text:tab/><text:span text:style-name="T10">(for substraction)</text:span></text:p>
        </text:list-item>
        <text:list-item>
          <text:p text:style-name="P62">$a \* $b = 450<text:tab/><text:tab/><text:span text:style-name="T10">(for multiplication)</text:span></text:p>
        </text:list-item>
        <text:list-item>
          <text:p text:style-name="P62">$a / $b = 2<text:tab/><text:span text:style-name="T10">(for division)</text:span></text:p>
        </text:list-item>
        <text:list-item>
          <text:p text:style-name="P62">$a % $b = 0<text:tab/><text:span text:style-name="T10">(for modulus)</text:span></text:p>
        </text:list-item>
      </text:list>
      <text:p text:style-name="P2"><text:span text:style-name="T10"><text:tab/>Example :- </text:span>echo `expr $a + $b`</text:p>
      <text:p text:style-name="P3"><text:tab/><text:tab/><text:span text:style-name="T10">where expr is used to read mathemetical expression only. </text:span></text:p>
      <text:p text:style-name="P3"><text:span text:style-name="T11"><text:tab/>(refer </text:span><text:span text:style-name="T13">ss8.sh </text:span><text:span text:style-name="T11">file, </text:span><text:span text:style-name="T12">for floating point operation refer </text:span><text:span text:style-name="T14">ss9.sh</text:span><text:span text:style-name="T11">)</text:span></text:p>
      <text:p text:style-name="P34"/>
      <text:p text:style-name="P20">Escape sequences</text:p>
      <text:list xml:id="list413643376" text:style-name="L3">
        <text:list-item>
          <text:p text:style-name="P68">\n <text:span text:style-name="T10">used for new line</text:span></text:p>
        </text:list-item>
        <text:list-item>
          <text:p text:style-name="P68">\r <text:span text:style-name="T10">used for to get output only after this syntax.</text:span></text:p>
        </text:list-item>
        <text:list-item>
          <text:p text:style-name="P68">\t <text:span text:style-name="T10">used to create tab space</text:span></text:p>
        </text:list-item>
        <text:list-item>
          <text:p text:style-name="P68">\b <text:span text:style-name="T10">used for backspace</text:span></text:p>
        </text:list-item>
        <text:list-item>
          <text:p text:style-name="P69">“\033[xm -----sentance---- \033[0m” <text:span text:style-name="T10">used to make words bold.</text:span></text:p>
          <text:p text:style-name="P65">where x = 1,2,3,4,.....</text:p>
          <text:p text:style-name="P66">(refer <text:span text:style-name="T5">ss10.sh </text:span>file)</text:p>
        </text:list-item>
      </text:list>
      <text:p text:style-name="P10"/>
      <text:p text:style-name="P26">tput command</text:p>
      <text:p text:style-name="P10"><text:tab/>It is a command used to carry out many operations easily. (refer <text:span text:style-name="T5">ss11.sh </text:span>file)</text:p>
      <text:p text:style-name="P10"/>
      <text:p text:style-name="P27">if-then statment</text:p>
      <text:p text:style-name="P28"><text:tab/><text:span text:style-name="T10">It is used for if </text:span>if <text:span text:style-name="T10">is executed then execut </text:span>then. <text:span text:style-name="T10">(refer </text:span>if-then.sh <text:span text:style-name="T10">file)</text:span></text:p>
      <text:p text:style-name="P15"/>
      <text:p text:style-name="P29">if-then-else statment</text:p>
      <text:p text:style-name="P16"><text:tab/>It is used when <text:span text:style-name="T5">if-then </text:span>statment is flase then <text:span text:style-name="T5">else</text:span> is executed. (refer <text:span text:style-name="T5">if-then-else.sh</text:span> file)</text:p>
      <text:p text:style-name="P16"/>
      <text:p text:style-name="P30">elif statment</text:p>
      <text:p text:style-name="P13"><text:tab/>It is used when you want to add more than one if statment. (refer <text:span text:style-name="T5">elif.sh </text:span>file)</text:p>
      <text:p text:style-name="P13"><text:soft-page-break/><text:tab/><text:span text:style-name="T15">You can also check their the </text:span><text:span text:style-name="T7">Runs check on the numbers. </text:span><text:span text:style-name="T15">You will learn different <text:tab/>commands <text:s/>to compare the numbers like grater than, equal to, etc..</text:span></text:p>
      <text:p text:style-name="P13"/>
      <text:p text:style-name="P21">Runs check on files</text:p>
      <text:p text:style-name="P11"><text:tab/>It is used to run different command of if-then statment for files. (refer <text:span text:style-name="T5">test-file.sh </text:span>file)</text:p>
      <text:p text:style-name="P11"/>
      <text:p text:style-name="P22">Append text files</text:p>
      <text:p text:style-name="P12"><text:tab/>You can append the files using the commands we have seen above. (refer <text:span text:style-name="T5">append.sh </text:span>file)</text:p>
      <text:p text:style-name="P12"/>
      <text:p text:style-name="P23">Run checks on string</text:p>
      <text:p text:style-name="P14"><text:tab/>To perform different operations on string like equal to, not equal to, etc... </text:p>
      <text:p text:style-name="P14"><text:tab/>(refer <text:span text:style-name="T5">string-test.sh </text:span>file)</text:p>
      <text:p text:style-name="P14"/>
      <text:p text:style-name="P24">AND operator</text:p>
      <text:p text:style-name="P17"><text:tab/>It is used to check one or more conditions and it retruns true if all the conditions are true.</text:p>
      <text:p text:style-name="P17"><text:tab/><text:span text:style-name="T5">‘-a’ </text:span>this <text:span text:style-name="T16">is</text:span> an and command. (refer <text:span text:style-name="T5">and.sh </text:span>file)</text:p>
      <text:p text:style-name="P17"/>
      <text:p text:style-name="P31">count the characters.</text:p>
      <text:p text:style-name="P18"><text:tab/>It is used to count the number of characters in the user provided input to the script file.</text:p>
      <text:p text:style-name="P18"><text:tab/><text:span text:style-name="T5">‘wc’</text:span> this command is used for word count. (refer <text:span text:style-name="T5">count.sh </text:span>file)</text:p>
      <text:p text:style-name="P18"/>
      <text:p text:style-name="P32">OR operator</text:p>
      <text:p text:style-name="P19"><text:tab/>It is used to check one or more conditions and it retruns true if one of the condition is true.</text:p>
      <text:p text:style-name="P19"><text:tab/><text:span text:style-name="T5">‘-o’ </text:span>this is an or command. (refer <text:span text:style-name="T5">or.sh </text:span>file)</text:p>
      <text:p text:style-name="P19"/>
      <text:p text:style-name="P33">case command</text:p>
      <text:p text:style-name="P47"><text:tab/>It is used to check more then one if condition without if statment. <text:s text:c="38"/><text:tab/>(refer <text:span text:style-name="T5">case.sh </text:span><text:span text:style-name="T8">&amp; word.sh</text:span><text:span text:style-name="T5"> </text:span>file<text:span text:style-name="T17">)</text:span></text:p>
      <text:p text:style-name="P47"/>
      <text:p text:style-name="P4">while loop</text:p>
      <text:p text:style-name="P35"><text:tab/>Loop is use to perform one activity as many time as you want.</text:p>
      <text:p text:style-name="P35"><text:tab/><text:span text:style-name="T18">While loop is executed until the given condition is true.</text:span></text:p>
      <text:p text:style-name="P35"><text:tab/><text:span text:style-name="T9">w</text:span><text:span text:style-name="T5">hile, do &amp; done</text:span> are main three syntax keyword used to execute while loop. <text:s text:c="16"/><text:tab/>(refer <text:span text:style-name="T5">while.sh </text:span>file)</text:p>
      <text:p text:style-name="P35"/>
      <text:p text:style-name="P36"><text:tab/><text:span text:style-name="T9">until loop</text:span></text:p>
      <text:p text:style-name="P35"><text:tab/><text:span text:style-name="T18">It is exactly opposite to while loop. Until loop is executed until the given condition is false.</text:span></text:p>
      <text:p text:style-name="P35"><text:tab/><text:span text:style-name="T9">until, do &amp; done </text:span><text:span text:style-name="T18">are main three syntax keywords used to execute until loop. (refer </text:span><text:span text:style-name="T9">until.sh</text:span><text:span text:style-name="T18">)</text:span></text:p>
      <text:p text:style-name="P35"/>
      <text:p text:style-name="P5">for loop</text:p>
      <text:p text:style-name="P37"><text:tab/>It is used perform a specific task number of times.</text:p>
      <text:p text:style-name="P37"><text:tab/><text:span text:style-name="T5">for, in, do &amp; done </text:span>are main four syntax keywords used to execute for loop. (refer <text:span text:style-name="T5">for.sh</text:span>)</text:p>
      <text:p text:style-name="P37"/>
      <text:p text:style-name="P6"><text:soft-page-break/>grep command</text:p>
      <text:p text:style-name="P38"><text:tab/>It is used to find a specific word present in the file. (refer <text:span text:style-name="T5">pehla-pyar-lyrics &amp; grep.txt </text:span>file)</text:p>
      <text:p text:style-name="P38"/>
      <text:p text:style-name="P6">passwd file</text:p>
      <text:p text:style-name="P38"><text:tab/>It is a one type of file in which have only read permission. <text:span text:style-name="T31">Only super user has all the <text:tab/>permissions. </text:span>There are seven fileds in this <text:span text:style-name="T31">file </text:span>that are sperated with ‘<text:span text:style-name="T5">:</text:span>’.</text:p>
      <text:list xml:id="list3880075817" text:style-name="L4">
        <text:list-item>
          <text:p text:style-name="P74">1<text:span text:style-name="T19">st</text:span><text:span text:style-name="T20"> for user name.</text:span></text:p>
        </text:list-item>
        <text:list-item>
          <text:p text:style-name="P74"><text:span text:style-name="T20">2</text:span><text:span text:style-name="T19">nd </text:span><text:span text:style-name="T20">to show passwords are increpted if it show x then password are increpted.</text:span></text:p>
        </text:list-item>
        <text:list-item>
          <text:p text:style-name="P75"><text:span text:style-name="T20">3</text:span><text:span text:style-name="T19">rd </text:span><text:span text:style-name="T20">for user I’d filed (uid).</text:span></text:p>
        </text:list-item>
        <text:list-item>
          <text:p text:style-name="P75"><text:span text:style-name="T20">4</text:span><text:span text:style-name="T19">th</text:span><text:span text:style-name="T20"> for group I’d.</text:span></text:p>
        </text:list-item>
        <text:list-item>
          <text:p text:style-name="P75"><text:span text:style-name="T20">5</text:span><text:span text:style-name="T19">th </text:span><text:span text:style-name="T20">represent the name of your system.</text:span></text:p>
        </text:list-item>
        <text:list-item>
          <text:p text:style-name="P75"><text:span text:style-name="T20">6</text:span><text:span text:style-name="T19">th </text:span><text:span text:style-name="T20">represent the path of home folder.</text:span></text:p>
        </text:list-item>
        <text:list-item>
          <text:p text:style-name="P75"><text:span text:style-name="T20">7</text:span><text:span text:style-name="T19">th </text:span><text:span text:style-name="T20">represent the path where the shell is present.</text:span></text:p>
        </text:list-item>
      </text:list>
      <text:p text:style-name="P39"><text:span text:style-name="T20"><text:tab/>Type “</text:span><text:span text:style-name="T21">cat /etc/passwd” </text:span><text:span text:style-name="T20">to see the passwd file. </text:span><text:span text:style-name="T25">To see passwd file separatly or uderstandable <text:tab/>easly refer </text:span><text:span text:style-name="T22">pinfo.sh </text:span><text:span text:style-name="T25">file.</text:span></text:p>
      <text:p text:style-name="P48"/>
      <text:p text:style-name="P53">Internal field separator (IFS)</text:p>
      <text:p text:style-name="P40"><text:span text:style-name="T20"><text:tab/>It is used to sperate the values internaly. Used to sperate the words present in the file by <text:tab/>assigning some specific character. Its default character is space. (refer </text:span><text:span text:style-name="T21">ifs.sh </text:span><text:span text:style-name="T20">file)</text:span></text:p>
      <text:p text:style-name="P49"/>
      <text:p text:style-name="P54">Reading from file</text:p>
      <text:p text:style-name="P41"><text:span text:style-name="T20"><text:tab/>It display the text/sentensens present in the file on the terminal with line number. <text:tab/>(refer </text:span><text:span text:style-name="T21">read.sh </text:span><text:span text:style-name="T20">file)</text:span></text:p>
      <text:p text:style-name="P55"/>
      <text:p text:style-name="P55">sleep command</text:p>
      <text:p text:style-name="P42"><text:span text:style-name="T20"><text:tab/>It is used to produce some specifi delay while executing script file. It take time in second. <text:tab/>(refer </text:span><text:span text:style-name="T21">sleep.sh </text:span><text:span text:style-name="T20">file).</text:span></text:p>
      <text:p text:style-name="P50"/>
      <text:p text:style-name="P43"><text:span text:style-name="T20"><text:tab/></text:span><text:span text:style-name="T23">Count of words and lines.</text:span></text:p>
      <text:p text:style-name="P42"><text:span text:style-name="T26"><text:tab/>Their is a script use to find number of lines and words present in the file. (refer </text:span><text:span text:style-name="T23">fcount.sh</text:span><text:span text:style-name="T26">)</text:span></text:p>
      <text:p text:style-name="P51"/>
      <text:p text:style-name="P7"><text:span text:style-name="T26">n</text:span><text:span text:style-name="T20">asted loop</text:span></text:p>
      <text:p text:style-name="P44"><text:span text:style-name="T20"><text:tab/>It is use of more then one loop to execute script file. (refer </text:span><text:span text:style-name="T21">nasteloop.sh </text:span><text:span text:style-name="T20">file)</text:span></text:p>
      <text:p text:style-name="P56"><text:soft-page-break/>break command</text:p>
      <text:p text:style-name="P45"><text:span text:style-name="T20"><text:tab/>It is used to break the loop at some specific condition and get out of the loop. If it is <text:tab/>executed then control is transfered to out of the loop. (refer </text:span><text:span text:style-name="T21">break.sh </text:span><text:span text:style-name="T20">file)</text:span></text:p>
      <text:p text:style-name="P52"/>
      <text:p text:style-name="P57">continue command</text:p>
      <text:p text:style-name="P8"><text:span text:style-name="T20"><text:tab/></text:span><text:span text:style-name="T27">It is used to skip the some specific condition in the loop and continue onwards to the end of <text:tab/>the loop. If it is executed then control is transfered to begin of the loop. (refer </text:span><text:span text:style-name="T20">continue.sh</text:span><text:span text:style-name="T27">)</text:span></text:p>
      <text:p text:style-name="P79"/>
      <text:p text:style-name="P80">metacharacter</text:p>
      <text:p text:style-name="Text_20_body"><text:span text:style-name="T20"><text:tab/>It is used to execute more then one command on terminal. (refer </text:span><text:span text:style-name="T21">metachar </text:span><text:span text:style-name="T20">file</text:span><text:span text:style-name="T29">)</text:span></text:p>
      <text:p text:style-name="P81"/>
      <text:p text:style-name="P80">login</text:p>
      <text:p text:style-name="P76"><text:span text:style-name="T20"><text:tab/></text:span><text:span text:style-name="T21">sudo login </text:span><text:span text:style-name="T20">command is used to change the user.</text:span></text:p>
      <text:p text:style-name="P76"><text:span text:style-name="T20"/></text:p>
      <text:p text:style-name="P82"><text:span text:style-name="T20">Write command</text:span></text:p>
      <text:p text:style-name="P77"><text:span text:style-name="T20"><text:tab/>It is used to communicate with other user.</text:span></text:p>
      <text:p text:style-name="P77"><text:span text:style-name="T20"><text:tab/></text:span><text:span text:style-name="T21">mesg y </text:span><text:span text:style-name="T20">type on terminal of another user to give the write permission.</text:span></text:p>
      <text:p text:style-name="P77"><text:span text:style-name="T20"><text:tab/></text:span><text:span text:style-name="T21">Write [other_username]</text:span></text:p>
      <text:p text:style-name="P77"><text:span text:style-name="T21"><text:tab/></text:span><text:span text:style-name="T20">Type </text:span><text:span text:style-name="T21">cntrl+d </text:span><text:span text:style-name="T20">on main user to end the conversation.</text:span></text:p>
      <text:p text:style-name="P77"><text:span text:style-name="T20"/></text:p>
      <text:p text:style-name="P82"><text:span text:style-name="T20">Finger command</text:span></text:p>
      <text:p text:style-name="P77"><text:span text:style-name="T20"><text:tab/>It is used to check which user is logged in and which has write permission.</text:span></text:p>
      <text:p text:style-name="P77"><text:span text:style-name="T20"><text:tab/>Type </text:span><text:span text:style-name="T21">‘mesg n’ </text:span><text:span text:style-name="T20">to give the write permission to all the users.</text:span></text:p>
      <text:p text:style-name="P77"><text:span text:style-name="T20"/></text:p>
      <text:p text:style-name="P83"><text:span text:style-name="T20">Creating our own commands.</text:span></text:p>
      <text:p text:style-name="P85"><text:span text:style-name="T20"><text:tab/>We can create our own commands by using functions. We have to implement functions into <text:tab/>one </text:span><text:span text:style-name="T30">script file and make that file exicutable after this we have to store the functions of this <text:tab/>file into shell memory. Now you can execute your own command. (refer </text:span><text:span text:style-name="T24">func.sh </text:span><text:span text:style-name="T28">file)</text:span></text:p>
      <text:p text:style-name="P85"><text:span text:style-name="T28"><text:tab/></text:span></text:p>
      <text:p text:style-name="P84"><text:span text:style-name="T30">e</text:span><text:span text:style-name="T20">xecution of multiple srcipt files.</text:span></text:p>
      <text:p text:style-name="P78"><text:span text:style-name="T20"><text:tab/>We can execute the multiple script files at a time. (refer </text:span><text:span text:style-name="T21">sr1.sh, sr2.sh &amp; sr3.sh </text:span><text:span text:style-name="T20">file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3:42:23.231938267</meta:creation-date>
    <dc:date>2022-07-17T13:27:31.571723461</dc:date>
    <meta:editing-duration>PT15H40M57S</meta:editing-duration>
    <meta:editing-cycles>25</meta:editing-cycles>
    <meta:generator>LibreOffice/7.3.2.2$Linux_X86_64 LibreOffice_project/30$Build-2</meta:generator>
    <meta:document-statistic meta:table-count="0" meta:image-count="0" meta:object-count="0" meta:page-count="4" meta:paragraph-count="117" meta:word-count="1120" meta:character-count="6217" meta:non-whitespace-character-count="5093"/>
  </office:meta>
</office:document-meta>
</file>